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33e8f7" officeooo:paragraph-rsid="0033e8f7"/>
    </style:style>
    <style:style style:name="P2" style:family="paragraph" style:parent-style-name="Standard">
      <style:text-properties officeooo:rsid="0034aebe" officeooo:paragraph-rsid="0034aebe"/>
    </style:style>
    <style:style style:name="P3" style:family="paragraph" style:parent-style-name="Standard">
      <style:text-properties officeooo:rsid="0038f62d" officeooo:paragraph-rsid="0038f62d"/>
    </style:style>
    <style:style style:name="P4" style:family="paragraph" style:parent-style-name="Standard">
      <style:text-properties officeooo:rsid="00397a6d" officeooo:paragraph-rsid="00397a6d"/>
    </style:style>
    <style:style style:name="P5" style:family="paragraph" style:parent-style-name="Standard">
      <style:text-properties style:font-name="Courier 10 Pitch" fo:font-size="10pt" officeooo:rsid="003bc963" officeooo:paragraph-rsid="003bc963"/>
    </style:style>
    <style:style style:name="P6" style:family="paragraph" style:parent-style-name="Standard">
      <style:text-properties style:text-underline-style="solid" style:text-underline-width="auto" style:text-underline-color="font-color" officeooo:rsid="003bc963" officeooo:paragraph-rsid="003bc963"/>
    </style:style>
    <style:style style:name="P7" style:family="paragraph" style:parent-style-name="Standard">
      <style:text-properties officeooo:rsid="003c8605" officeooo:paragraph-rsid="003c8605"/>
    </style:style>
    <style:style style:name="P8" style:family="paragraph" style:parent-style-name="Standard">
      <style:text-properties officeooo:paragraph-rsid="0038f62d"/>
    </style:style>
    <style:style style:name="P9" style:family="paragraph" style:parent-style-name="Standard">
      <style:text-properties officeooo:rsid="001b7402" officeooo:paragraph-rsid="003c8605"/>
    </style:style>
    <style:style style:name="P10" style:family="paragraph" style:parent-style-name="Standard">
      <style:text-properties fo:font-style="normal" officeooo:rsid="001e38b1" officeooo:paragraph-rsid="003ab026" style:font-style-asian="normal" style:font-style-complex="normal"/>
    </style:style>
    <style:style style:name="P11" style:family="paragraph" style:parent-style-name="Standard">
      <style:text-properties officeooo:rsid="002b63e3" officeooo:paragraph-rsid="0034ce69"/>
    </style:style>
    <style:style style:name="P12" style:family="paragraph" style:parent-style-name="Standard">
      <style:text-properties officeooo:rsid="002b63e3" officeooo:paragraph-rsid="003d586e"/>
    </style:style>
    <style:style style:name="P13" style:family="paragraph" style:parent-style-name="Standard">
      <style:text-properties officeooo:rsid="003e60e4" officeooo:paragraph-rsid="003e60e4"/>
    </style:style>
    <style:style style:name="P14" style:family="paragraph" style:parent-style-name="Standard">
      <style:text-properties fo:font-size="10pt" officeooo:rsid="003e60e4" officeooo:paragraph-rsid="003e60e4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page"/>
      <style:text-properties officeooo:rsid="003e60e4" officeooo:paragraph-rsid="003e60e4"/>
    </style:style>
    <style:style style:name="P17" style:family="paragraph" style:parent-style-name="Heading_20_2">
      <style:text-properties officeooo:paragraph-rsid="0034ce69"/>
    </style:style>
    <style:style style:name="T1" style:family="text">
      <style:text-properties fo:font-style="italic" fo:font-weight="bold" officeooo:rsid="0034ce69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d586e" style:font-style-asian="italic" style:font-weight-asian="bold" style:font-style-complex="italic" style:font-weight-complex="bold"/>
    </style:style>
    <style:style style:name="T3" style:family="text">
      <style:text-properties officeooo:rsid="0034aebe"/>
    </style:style>
    <style:style style:name="T4" style:family="text">
      <style:text-properties officeooo:rsid="0034ce6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8f62d" style:font-style-asian="normal" style:font-style-complex="normal"/>
    </style:style>
    <style:style style:name="T7" style:family="text">
      <style:text-properties fo:font-style="normal" fo:font-weight="bold" officeooo:rsid="003d586e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3d586e" style:font-style-asian="normal" style:font-weight-asian="normal" style:font-style-complex="normal" style:font-weight-complex="normal"/>
    </style:style>
    <style:style style:name="T9" style:family="text">
      <style:text-properties officeooo:rsid="00397a6d"/>
    </style:style>
    <style:style style:name="T10" style:family="text">
      <style:text-properties officeooo:rsid="003a33e8"/>
    </style:style>
    <style:style style:name="T11" style:family="text">
      <style:text-properties officeooo:rsid="003d586e"/>
    </style:style>
    <style:style style:name="T12" style:family="text">
      <style:text-properties fo:color="#3c3c3c" style:font-name="Monospace" fo:font-size="14pt" style:font-size-asian="14pt"/>
    </style:style>
    <style:style style:name="T13" style:family="text">
      <style:text-properties fo:color="#3c3c3c" style:font-name="Monospace"/>
    </style:style>
    <style:style style:name="T14" style:family="text">
      <style:text-properties fo:color="#008080" style:font-name="Monospace" fo:font-size="14pt" style:font-size-asian="14pt"/>
    </style:style>
    <style:style style:name="T15" style:family="text">
      <style:text-properties fo:color="#008080" style:font-name="Monospace" fo:font-size="10pt" style:font-size-asian="10pt" style:font-size-complex="10pt"/>
    </style:style>
    <style:style style:name="T16" style:family="text">
      <style:text-properties fo:color="#008080" style:font-name="Monospace"/>
    </style:style>
    <style:style style:name="T17" style:family="text">
      <style:text-properties fo:color="#3f7f7f" style:font-name="Monospace" fo:font-size="14pt" style:font-size-asian="14pt"/>
    </style:style>
    <style:style style:name="T18" style:family="text">
      <style:text-properties fo:color="#3f7f7f" style:font-name="Monospace" fo:font-size="10pt" style:font-size-asian="10pt" style:font-size-complex="10pt"/>
    </style:style>
    <style:style style:name="T19" style:family="text">
      <style:text-properties fo:color="#3f7f7f" style:font-name="Monospace"/>
    </style:style>
    <style:style style:name="T20" style:family="text">
      <style:text-properties style:font-name="Monospace"/>
    </style:style>
    <style:style style:name="T21" style:family="text">
      <style:text-properties style:font-name="Monospace"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0 : Installation IDE</text:h>
      <text:p text:style-name="Standard"/>
      <text:p text:style-name="P9"/>
      <text:p text:style-name="P8"><text:span text:style-name="T6">Suivre le tutorial</text:span></text:p>
      <text:p text:style-name="P8"><text:a xlink:type="simple" xlink:href="https://wwu-pi.github.io/tutorials/lectures/lsp/030_install_drools.html" text:style-name="Internet_20_link" text:visited-style-name="Visited_20_Internet_20_Link"><text:span text:style-name="T6">https://wwu-pi.github.io/tutorials/lectures/lsp/030_install_drools.html</text:span></text:a></text:p>
      <text:p text:style-name="P8"><text:span text:style-name="T6"/></text:p>
      <text:p text:style-name="P7"><text:span text:style-name="T6">e</text:span><text:span text:style-name="T5">n prenant les dernières versions</text:span></text:p>
      <text:p text:style-name="P10"/>
      <text:p text:style-name="P3"/>
      <text:h text:style-name="Heading_20_2" text:outline-level="2"><text:span text:style-name="T10">Assistant création de projet de type Eclipse</text:span> </text:h>
      <text:p text:style-name="P1">Vérifier que vous pouvez créer un projet Drools via l'assi<text:span text:style-name="T3">st</text:span>ant Eclipse.</text:p>
      <text:p text:style-name="P2">Exécuter les exemples <text:span text:style-name="T9">en particulier :</text:span></text:p>
      <text:p text:style-name="P4">La table de décisions</text:p>
      <text:p text:style-name="P4">Le fichier DRL</text:p>
      <text:p text:style-name="P4"/>
      <text:p text:style-name="P4">Afficher les vues et éditeurs associés à Drools</text:p>
      <text:p text:style-name="P4">Exécuter au debugger et inspecter l’objet kSession </text:p>
      <text:p text:style-name="P2"/>
      <text:h text:style-name="P17" text:outline-level="2"><text:span text:style-name="T11">Création de projet </text:span>Maven</text:h>
      <text:p text:style-name="P11"/>
      <text:p text:style-name="P6"><text:span text:style-name="T11">Via la </text:span>commande en ligne :</text:p>
      <text:p text:style-name="P6"/>
      <text:p text:style-name="P5">mvn archetype:generate -DgroupId=<text:span text:style-name="T11">org.formation</text:span> -DartifactId=<text:span text:style-name="T11">tp0-maven</text:span> -DarchetypeArtifactId=kie-drools-archetype -DarchetypeVersion=<text:span text:style-name="T11">7</text:span>.<text:span text:style-name="T11">31</text:span>.0.Final -DarchetypeGroupId=org.kie -DinteractiveMode=false</text:p>
      <text:p text:style-name="P11"/>
      <text:p text:style-name="P12"><text:span text:style-name="T4">Effectuer ensuite un </text:span><text:span text:style-name="T1">mvn install</text:span></text:p>
      <text:p text:style-name="P12"><text:span text:style-name="T1"/></text:p>
      <text:p text:style-name="P12"><text:span text:style-name="T8">Importer le projet Maven dans Eclipse</text:span><text:span text:style-name="T4"> </text:span></text:p>
      <text:p text:style-name="P12"/>
      <text:p text:style-name="P13">Optionnel : le plugin Maven d’Eclipse m2Eclipse ne sait pas comment gérer le plugin de kie Maven plugin ; cela provoque une croix rouge</text:p>
      <text:p text:style-name="P13">Éventuellement pour faire disparaître cette croix ajouter les lignes suivantes dans le pom.xml</text:p>
      <text:p text:style-name="P13"/>
      <text:p text:style-name="P16"/>
      <text:p text:style-name="P13"/>
      <text:p text:style-name="P13"><text:span text:style-name="T12"><text:s text:c="2"/><text:tab/><text:tab/></text:span><text:span text:style-name="T15">&lt;</text:span><text:span text:style-name="T18">pluginManagement</text:span><text:span text:style-name="T15">&gt;</text:span></text:p>
      <text:p text:style-name="P15"><text:span text:style-name="T13"><text:s text:c="12"/></text:span><text:span text:style-name="T16">&lt;</text:span><text:span text:style-name="T19">plugins</text:span><text:span text:style-name="T16">&gt;</text:span></text:p>
      <text:p text:style-name="P15"><text:span text:style-name="T13"><text:s text:c="16"/></text:span><text:span text:style-name="T16">&lt;</text:span><text:span text:style-name="T19">plugin</text:span><text:span text:style-name="T16">&gt;</text:span></text:p>
      <text:p text:style-name="P15"><text:span text:style-name="T13"><text:s text:c="20"/></text:span><text:span text:style-name="T16">&lt;</text:span><text:span text:style-name="T19">groupId</text:span><text:span text:style-name="T16">&gt;</text:span><text:span text:style-name="T13">org.eclipse.m2e</text:span><text:span text:style-name="T16">&lt;/</text:span><text:span text:style-name="T19">groupId</text:span><text:span text:style-name="T16">&gt;</text:span></text:p>
      <text:p text:style-name="P15"><text:span text:style-name="T13"><text:s text:c="20"/></text:span><text:span text:style-name="T16">&lt;</text:span><text:span text:style-name="T19">artifactId</text:span><text:span text:style-name="T16">&gt;</text:span><text:span text:style-name="T13">lifecycle-mapping</text:span><text:span text:style-name="T16">&lt;/</text:span><text:span text:style-name="T19">artifactId</text:span><text:span text:style-name="T16">&gt;</text:span></text:p>
      <text:p text:style-name="P15"><text:span text:style-name="T13"><text:s text:c="20"/></text:span><text:span text:style-name="T16">&lt;</text:span><text:span text:style-name="T19">version</text:span><text:span text:style-name="T16">&gt;</text:span><text:span text:style-name="T13">1.0.0</text:span><text:span text:style-name="T16">&lt;/</text:span><text:span text:style-name="T19">version</text:span><text:span text:style-name="T16">&gt;</text:span></text:p>
      <text:p text:style-name="P15"><text:span text:style-name="T13"><text:s text:c="20"/></text:span><text:span text:style-name="T16">&lt;</text:span><text:span text:style-name="T19">configuration</text:span><text:span text:style-name="T16">&gt;</text:span></text:p>
      <text:p text:style-name="P15"><text:span text:style-name="T13"><text:s text:c="24"/></text:span><text:span text:style-name="T16">&lt;</text:span><text:span text:style-name="T19">lifecycleMappingMetadata</text:span><text:span text:style-name="T16">&gt;</text:span></text:p>
      <text:p text:style-name="P15"><text:span text:style-name="T13"><text:s text:c="28"/></text:span><text:span text:style-name="T16">&lt;</text:span><text:span text:style-name="T19">pluginExecutions</text:span><text:span text:style-name="T16">&gt;</text:span></text:p>
      <text:p text:style-name="P15"><text:span text:style-name="T13"><text:s text:c="32"/></text:span><text:span text:style-name="T16">&lt;</text:span><text:span text:style-name="T19">pluginExecution</text:span><text:span text:style-name="T16">&gt;</text:span></text:p>
      <text:p text:style-name="P15"><text:span text:style-name="T13"><text:s text:c="36"/></text:span><text:span text:style-name="T16">&lt;</text:span><text:span text:style-name="T19">pluginExecutionFilter</text:span><text:span text:style-name="T16">&gt;</text:span></text:p>
      <text:p text:style-name="P15"><text:span text:style-name="T13"><text:s text:c="40"/></text:span><text:span text:style-name="T16">&lt;</text:span><text:span text:style-name="T19">groupId</text:span><text:span text:style-name="T16">&gt;</text:span><text:span text:style-name="T13">org.kie</text:span><text:span text:style-name="T16">&lt;/</text:span><text:span text:style-name="T19">groupId</text:span><text:span text:style-name="T16">&gt;</text:span></text:p>
      <text:p text:style-name="P15"><text:span text:style-name="T13"><text:s text:c="40"/></text:span><text:span text:style-name="T16">&lt;</text:span><text:span text:style-name="T19">artifactId</text:span><text:span text:style-name="T16">&gt;</text:span><text:span text:style-name="T13">kie-maven-plugin</text:span><text:span text:style-name="T16">&lt;/</text:span><text:span text:style-name="T19">artifactId</text:span><text:span text:style-name="T16">&gt;</text:span></text:p>
      <text:p text:style-name="P15"><text:span text:style-name="T13"><text:s text:c="40"/></text:span><text:span text:style-name="T16">&lt;</text:span><text:span text:style-name="T19">version</text:span><text:span text:style-name="T16">&gt;</text:span><text:span text:style-name="T13">${drools-version}</text:span><text:span text:style-name="T16">&lt;/</text:span><text:span text:style-name="T19">version</text:span><text:span text:style-name="T16">&gt;</text:span></text:p>
      <text:p text:style-name="P15"><text:span text:style-name="T13"><text:s text:c="40"/></text:span><text:span text:style-name="T16">&lt;</text:span><text:span text:style-name="T19">goals</text:span><text:span text:style-name="T16">&gt;</text:span></text:p>
      <text:p text:style-name="P15"><text:span text:style-name="T13"><text:s text:c="44"/></text:span><text:span text:style-name="T16">&lt;</text:span><text:span text:style-name="T19">goal</text:span><text:span text:style-name="T16">&gt;</text:span><text:span text:style-name="T13">build</text:span><text:span text:style-name="T16">&lt;/</text:span><text:span text:style-name="T19">goal</text:span><text:span text:style-name="T16">&gt;</text:span></text:p>
      <text:p text:style-name="P15"><text:span text:style-name="T13"><text:s text:c="40"/></text:span><text:span text:style-name="T16">&lt;/</text:span><text:span text:style-name="T19">goals</text:span><text:span text:style-name="T16">&gt;</text:span></text:p>
      <text:p text:style-name="P15"><text:span text:style-name="T13"><text:s text:c="36"/></text:span><text:span text:style-name="T16">&lt;/</text:span><text:span text:style-name="T19">pluginExecutionFilter</text:span><text:span text:style-name="T16">&gt;</text:span></text:p>
      <text:p text:style-name="P15"><text:span text:style-name="T13"><text:s text:c="36"/></text:span><text:span text:style-name="T16">&lt;</text:span><text:span text:style-name="T19">action</text:span><text:span text:style-name="T16">&gt;</text:span></text:p>
      <text:p text:style-name="P15"><text:span text:style-name="T13"><text:s text:c="40"/></text:span><text:span text:style-name="T16">&lt;</text:span><text:span text:style-name="T19">ignore</text:span><text:span text:style-name="T20"> </text:span><text:span text:style-name="T16">/&gt;</text:span></text:p>
      <text:p text:style-name="P15"><text:span text:style-name="T13"><text:s text:c="36"/></text:span><text:span text:style-name="T16">&lt;/</text:span><text:span text:style-name="T19">action</text:span><text:span text:style-name="T16">&gt;</text:span></text:p>
      <text:p text:style-name="P15"><text:span text:style-name="T13"><text:s text:c="32"/></text:span><text:span text:style-name="T16">&lt;/</text:span><text:span text:style-name="T19">pluginExecution</text:span><text:span text:style-name="T16">&gt;</text:span></text:p>
      <text:p text:style-name="P15"><text:span text:style-name="T13"><text:s text:c="28"/></text:span><text:span text:style-name="T16">&lt;/</text:span><text:span text:style-name="T19">pluginExecutions</text:span><text:span text:style-name="T16">&gt;</text:span></text:p>
      <text:p text:style-name="P15"><text:span text:style-name="T13"><text:s text:c="24"/></text:span><text:span text:style-name="T16">&lt;/</text:span><text:span text:style-name="T19">lifecycleMappingMetadata</text:span><text:span text:style-name="T16">&gt;</text:span></text:p>
      <text:p text:style-name="P15"><text:span text:style-name="T13"><text:s text:c="20"/></text:span><text:span text:style-name="T16">&lt;/</text:span><text:span text:style-name="T19">configuration</text:span><text:span text:style-name="T16">&gt;</text:span></text:p>
      <text:p text:style-name="P15"><text:span text:style-name="T13"><text:s text:c="16"/></text:span><text:span text:style-name="T16">&lt;/</text:span><text:span text:style-name="T19">plugin</text:span><text:span text:style-name="T16">&gt;</text:span></text:p>
      <text:p text:style-name="P15"><text:span text:style-name="T13"><text:s text:c="12"/></text:span><text:span text:style-name="T16">&lt;/</text:span><text:span text:style-name="T19">plugins</text:span><text:span text:style-name="T16">&gt;</text:span></text:p>
      <text:p text:style-name="P15"><text:span text:style-name="T13"><text:s text:c="8"/></text:span><text:span text:style-name="T16">&lt;/</text:span><text:span text:style-name="T19">pluginManagement</text:span><text:span text:style-name="T16">&gt;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4:56:04.522027186</dc:date>
    <meta:editing-duration>PT14H28M16S</meta:editing-duration>
    <meta:editing-cycles>64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154" meta:character-count="2279" meta:non-whitespace-character-count="1404"/>
  </office:meta>
</office:document-meta>
</file>